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175cm" svg:x="2.27cm" svg:y="2.905cm">
          <text:p text:style-name="P1">Random</text:p>
          <text:p text:style-name="P1">Integers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175cm" svg:x="6.715cm" svg:y="2.905cm">
          <text:p text:style-name="P1">Exchan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11.16cm" svg:y="2.90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95cm" svg:y1="2.905cm" svg:x2="11.795cm" svg:y2="4.175cm">
          <text:p/>
        </draw:line>
        <draw:line draw:style-name="gr3" draw:text-style-name="P1" draw:layer="layout" svg:x1="12.43cm" svg:y1="2.905cm" svg:x2="12.43cm" svg:y2="4.175cm">
          <text:p/>
        </draw:line>
        <draw:line draw:style-name="gr3" draw:text-style-name="P1" draw:layer="layout" svg:x1="13.065cm" svg:y1="2.905cm" svg:x2="13.065cm" svg:y2="4.175cm">
          <text:p/>
        </draw:line>
        <draw:line draw:style-name="gr3" draw:text-style-name="P1" draw:layer="layout" svg:x1="13.7cm" svg:y1="2.905cm" svg:x2="13.7cm" svg:y2="4.175cm">
          <text:p/>
        </draw:line>
        <draw:line draw:style-name="gr3" draw:text-style-name="P1" draw:layer="layout" svg:x1="14.335cm" svg:y1="2.905cm" svg:x2="14.335cm" svg:y2="4.175cm">
          <text:p/>
        </draw:line>
        <draw:custom-shape draw:style-name="gr4" draw:text-style-name="P1" draw:layer="layout" svg:width="3.81cm" svg:height="1.27cm" svg:x="11.16cm" svg:y="4.8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95cm" svg:y1="4.81cm" svg:x2="11.795cm" svg:y2="6.08cm">
          <text:p/>
        </draw:line>
        <draw:line draw:style-name="gr3" draw:text-style-name="P1" draw:layer="layout" svg:x1="12.43cm" svg:y1="4.81cm" svg:x2="12.43cm" svg:y2="6.08cm">
          <text:p/>
        </draw:line>
        <draw:line draw:style-name="gr3" draw:text-style-name="P1" draw:layer="layout" svg:x1="13.065cm" svg:y1="4.81cm" svg:x2="13.065cm" svg:y2="6.08cm">
          <text:p/>
        </draw:line>
        <draw:line draw:style-name="gr3" draw:text-style-name="P1" draw:layer="layout" svg:x1="13.7cm" svg:y1="4.81cm" svg:x2="13.7cm" svg:y2="6.08cm">
          <text:p/>
        </draw:line>
        <draw:line draw:style-name="gr3" draw:text-style-name="P1" draw:layer="layout" svg:x1="14.335cm" svg:y1="4.81cm" svg:x2="14.335cm" svg:y2="6.08cm">
          <text:p/>
        </draw:line>
        <draw:custom-shape draw:style-name="gr1" draw:text-style-name="P1" draw:layer="layout" svg:width="1.27cm" svg:height="1.27cm" svg:x="16.24cm" svg:y="2.905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24cm" svg:y="4.81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0.635cm" svg:x="5.445cm" svg:y="4.1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27cm" svg:height="0.635cm" svg:x="9.89cm" svg:y="2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27cm" svg:height="0.635cm" svg:x="9.89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27cm" svg:height="0.635cm" svg:x="14.97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27cm" svg:height="0.635cm" svg:x="14.97cm" svg:y="2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urent Luce</meta:initial-creator>
    <meta:creation-date>2011-01-08T15:44:24</meta:creation-date>
    <dc:date>2011-01-08T15:54:53</dc:date>
    <dc:creator>Laurent Luce</dc:creator>
    <meta:editing-duration>PT00H10M29S</meta:editing-duration>
    <meta:editing-cycles>1</meta:editing-cycles>
    <meta:document-statistic meta:object-count="21"/>
    <meta:generator>OpenOffice.org/3.2$Unix OpenOffice.org_project/320m12$Build-9483</meta:generator>
  </office:meta>
</office:document-meta>
</file>